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355cm" style:rel-column-width="9080*"/>
    </style:style>
    <style:style style:name="Tabella1.B" style:family="table-column">
      <style:table-column-properties style:column-width="14.646cm" style:rel-column-width="56455*"/>
    </style:style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Footer">
      <style:text-properties fo:font-size="8pt" style:font-size-asian="8pt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p2">
      <style:paragraph-properties fo:line-height="100%" fo:text-align="center" style:justify-single-word="false"/>
      <style:text-properties fo:font-size="11pt" fo:font-weight="bold" style:font-size-asian="11pt" style:font-weight-asian="bold"/>
    </style:style>
    <style:style style:name="P12" style:family="paragraph" style:parent-style-name="p4">
      <style:paragraph-properties fo:margin-left="0cm" fo:margin-right="0cm" fo:line-height="100%" fo:text-align="justify" style:justify-single-word="false" fo:text-indent="0cm" style:auto-text-indent="false"/>
    </style:style>
    <style:style style:name="P13" style:family="paragraph" style:parent-style-name="p4">
      <style:paragraph-properties fo:margin-left="0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4" style:family="paragraph" style:parent-style-name="p4">
      <style:paragraph-properties fo:margin-left="1.376cm" fo:margin-right="0cm" fo:line-height="100%" fo:text-align="justify" style:justify-single-word="false" fo:text-indent="0cm" style:auto-text-indent="false"/>
      <style:text-properties fo:font-size="11pt" style:font-size-asian="11pt"/>
    </style:style>
    <style:style style:name="P15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6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 fo:margin-left="2.49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fo:font-size="11pt" style:font-size-asian="11pt" style:font-size-complex="11pt"/>
    </style:style>
    <style:style style:name="P1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 style:parent-style-name="Standard" style:master-page-name="Standard">
      <style:paragraph-properties fo:text-align="start" style:justify-single-word="false" style:page-number="auto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left="1.376cm" fo:margin-right="0cm" fo:line-height="100%" fo:text-align="justify" style:justify-single-word="false" fo:text-indent="0cm" style:auto-text-indent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8" style:family="paragraph" style:parent-style-name="Header_20_left" style:master-page-name="Standard">
      <style:paragraph-properties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style:text-position="27% 100%" fo:font-size="11pt" style:font-size-asian="11pt"/>
    </style:style>
    <style:style style:name="T4" style:family="text">
      <style:text-properties fo:font-size="12pt" style:font-size-asian="12pt"/>
    </style:style>
    <style:style style:name="T5" style:family="text">
      <style:text-properties style:font-name="Times New Roman" style:font-size-complex="11pt"/>
    </style:style>
    <style:style style:name="T6" style:family="text"/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1">SERVIZIO EDILIZIA PRIVATA</text:p>
      <text:p text:style-name="P11"/>
      <text:p text:style-name="P13">Modulo <text:s/>riepilogativo <text:s/>pagamenti <text:s/>oneri <text:s/>di <text:s/>urbanizzazione primaria e secondaria, costo di costruzione e monetizzazione aree verdi e parcheggio relativi <text:span text:style-name="T5">alle pratiche edilizie presentate</text:span></text:p>
      <text:p text:style-name="P12"><text:span text:style-name="T2">Riferimento L.R. n° 25 del 07.04.1995. Delibera C.C. n°</text:span><text:span text:style-name="T3"> </text:span><text:span text:style-name="T2">105 del 10.11.1995 e successivi aggiornamenti e integrazioni – Prov. Dirigenziale n. 107 del 30.3.2007 e successivi aggiornamenti e integrazioni. </text:span></text:p>
      <text:p text:style-name="P15"/>
      <text:p text:style-name="P16">MODULO 1 bis</text:p>
      <text:p text:style-name="P16">PAGAMENTO NON RATEIZZATO</text:p>
      <text:p text:style-name="P16"/>
      <text:p text:style-name="P23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24">Oggetto:</text:p>
          </table:table-cell>
          <table:table-cell office:value-type="string">
            <text:p text:style-name="P25">[tipo_pratica] presentata in data [data_presentazione] e recepita agli atti al prot. n° [protocollo] del [data_protocollo] relativa a [oggetto] presso [ubicazione]</text:p>
            <text:p text:style-name="P25"/>
          </table:table-cell>
        </table:table-row>
        <table:table-row>
          <table:table-cell office:value-type="string">
            <text:p text:style-name="P24">Richiedente:</text:p>
          </table:table-cell>
          <table:table-cell office:value-type="string">
            <text:p text:style-name="P27">[richiedenti.nominativo;block=tbs:row;] in qualità di [richiedenti.titolo] della [richiedenti.ragsoc] C.F.: [richiedenti.codfis] p.iva [richiedenti.piva]</text:p>
            <text:p text:style-name="P27"/>
          </table:table-cell>
        </table:table-row>
      </table:table>
      <text:p text:style-name="P18"/>
      <text:p text:style-name="P6"/>
      <text:p text:style-name="P19">B l <text:tab/>Quota di interesse esclusivo operatore assimilabile alla quota relativa all’urbanizzazione primaria (V. DCC 105/1995)</text:p>
      <text:p text:style-name="P20"/>
      <text:p text:style-name="P20"><text:tab/>€ [oneri_urb_1]</text:p>
      <text:p text:style-name="P20"/>
      <text:p text:style-name="P20">B2 <text:tab/>Quota di interesse generale assimilabile alla quota relativa all’urbanizzazione secondaria ai fini dell’applicazione della L.R. 4/1985 (V. DCC 105/1995)</text:p>
      <text:p text:style-name="P20"/>
      <text:p text:style-name="P20"><text:tab/>€ [oneri_urb_2]</text:p>
      <text:p text:style-name="P20"/>
      <text:p text:style-name="P20"><text:tab/>totale oneri di urbanizzazione = B = B l + B2 = € [oneri_urb]</text:p>
      <text:p text:style-name="P20"/>
      <text:p text:style-name="P20">A<text:tab/>QUOTA COSTO DI COSTRUZIONE</text:p>
      <text:p text:style-name="P20"/>
      <text:p text:style-name="P20"><text:tab/>€ [oneri_cc]</text:p>
      <text:p text:style-name="P20"/>
      <text:p text:style-name="P6"/>
      <text:p text:style-name="P5">__________________________________________________________________________________</text:p>
      <text:p text:style-name="P10">MONETIZZAZIONE DI <text:s/>POSTI AUTO/ VERDE NON REPERITI</text:p>
      <text:p text:style-name="P3"/>
      <text:p text:style-name="Standard"><text:s text:c="27"/>[monetizzazione_totale]<text:span text:style-name="T4"> <text:s text:c="8"/></text:span>__________________________________________________________________________________________</text:p>
      <text:p text:style-name="P26">Il presente modulo deve essere inviato al Servizio Finanziario. Copia di esso deve essere allegata alla pratica ediliz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style:line-height-at-least="0.423cm" fo:orphans="0" fo:widows="0" style:vertical-align="auto">
        <style:tab-stops>
          <style:tab-stop style:position="1.27cm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 fo:margin="100%" fo:margin-left="1.164cm" fo:margin-right="0cm" fo:margin-top="0cm" fo:margin-bottom="0cm" style:line-height-at-least="0.423cm" fo:orphans="0" fo:widows="0" fo:text-indent="0cm" style:auto-text-indent="false" style:vertical-align="auto">
        <style:tab-stops>
          <style:tab-stop style:position="1.376cm"/>
        </style:tab-stops>
      </style:paragraph-properties>
      <style:text-properties fo:font-size="12pt" style:font-size-asian="12pt"/>
    </style:style>
    <style:style style:name="c3" style:family="paragraph" style:parent-style-name="Standard">
      <style:paragraph-properties style:line-height-at-least="0.423cm" fo:text-align="center" style:justify-single-word="false" fo:orphans="0" fo:widows="0" style:vertical-align="auto"/>
      <style:text-properties fo:font-size="12pt" style:font-size-asian="12pt"/>
    </style:style>
    <style:style style:name="p5" style:family="paragraph" style:parent-style-name="Standard">
      <style:paragraph-properties fo:margin="100%" fo:margin-left="0.254cm" fo:margin-right="0cm" fo:margin-top="0cm" fo:margin-bottom="0cm" style:line-height-at-least="0.423cm" fo:orphans="0" fo:widows="0" fo:text-indent="-1.524cm" style:auto-text-indent="false" style:vertical-align="auto">
        <style:tab-stops>
          <style:tab-stop style:position="1.376cm"/>
          <style:tab-stop style:position="2.716cm"/>
        </style:tab-stops>
      </style:paragraph-properties>
      <style:text-properties fo:font-size="12pt" style:font-size-asian="12pt"/>
    </style:style>
    <style:style style:name="t1" style:family="paragraph" style:parent-style-name="Standard">
      <style:paragraph-properties style:line-height-at-least="0.423cm" fo:orphans="0" fo:widows="0" style:vertical-align="auto"/>
      <style:text-properties fo:font-size="12pt" style:font-size-asian="12pt"/>
    </style:style>
    <style:style style:name="t8" style:family="paragraph" style:parent-style-name="Standard">
      <style:paragraph-properties style:line-height-at-least="0.529cm" fo:orphans="0" fo:widows="0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start" style:justify-single-word="false">
        <style:tab-stops>
          <style:tab-stop style:position="12cm"/>
        </style:tab-stops>
      </style:paragraph-properties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MP5" style:family="paragraph" style:parent-style-name="Header_20_left" style:master-page-name="Standard">
      <style:paragraph-properties style:page-number="auto"/>
    </style:style>
    <style:style style:name="MP6" style:family="paragraph" style:parent-style-name="Footer">
      <style:text-properties fo:font-size="8pt" style:font-size-asian="8pt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8pt" style:font-size-asian="8pt"/>
    </style:style>
    <style:style style:name="MT2" style:family="text"/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.469cm" fo:margin-right="0cm" fo:margin-bottom="0.499cm" style:dynamic-spacing="fals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x="-2.03cm" svg:y="-0.3cm" svg:width="1.7cm" svg:height="3.12cm" draw:z-index="0"><draw:image xlink:href="Pictures/10000000000000570000009440D085AC.jpg" xlink:type="simple" xlink:show="embed" xlink:actuate="onLoad"/></draw:frame>Comune di Savona</text:p>
        <text:p text:style-name="MP2">Settore Pianificazione Territoriale</text:p>
        <text:p text:style-name="MP3">Sportello Unico per l’Edilizia</text:p>
        <text:p text:style-name="MP4"/>
      </style:header>
      <style:header-left>
        <text:p text:style-name="MP5"/>
      </style:header-left>
      <style:footer>
        <text:p text:style-name="MP6"><text:s text:c="96"/></text:p>
      </style:footer>
      <style:footer-left>
        <text:p text:style-name="MP7"><text:span text:style-name="Page_20_Number"><text:span text:style-name="MT1"><text:s text:c="104"/>file:</text:span></text:span><text:span text:style-name="Page_20_Number"><text:span text:style-name="MT1"><text:file-name text:display="full">C:\Users\onorcini\Desktop\AGGIORNAMENTO MODELLI\Modello oneri non rateizzati e monetizzazione.odt</text:file-name></text:span></text:span><text:span text:style-name="Page_20_Number"><text:span text:style-name="MT1"><text:tab/><text:tab/><text:tab/></text:span></text:span></text:p>
        <text:p text:style-name="Footer"><text:tab/> <text:s text:c="144"/>Pagina <text:span text:style-name="Page_20_Number"><text:page-number text:select-page="current">2</text:page-number></text:span><text:span text:style-name="Page_20_Number"> di2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5:05:19.736000000</meta:creation-date>
    <dc:date>2014-10-31T12:00:08.13</dc:date>
    <meta:print-date>1999-05-25T17:27:00</meta:print-date>
    <meta:editing-cycles>9</meta:editing-cycles>
    <meta:editing-duration>PT12M56S</meta:editing-duration>
    <meta:generator>OpenOffice/4.1.0$Win32 OpenOffice.org_project/410m18$Build-9764</meta:generator>
    <meta:document-statistic meta:table-count="1" meta:image-count="1" meta:object-count="0" meta:page-count="1" meta:paragraph-count="26" meta:word-count="203" meta:character-count="2143"/>
  </office:meta>
</office:document-meta>
</file>